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text:span>Keana ikageeni, na havimiu keda pukuni tabu, eigna a God ke vahighamu ke tabu. </text:span><text:span text:style-name="span_Paragraph_scrSection_columns_scrBook_scrBody"><text:span text:style-name="VerseNumber_Paragraph_scrSection_columns_scrBook_scrBody">16</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text:span>Ighamu na komi tinoni seka,</text:span><text:note text:id="ftn9" text:note-class="footnote"><text:note-citation text:label="† ">† </text:note-citation><text:note-body><text:p text:style-name="NoteGeneralParagraph"><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text:span>A Krais ke boi eia sa koakoa me teo sa piapilau ke au mai kori livogna. </text:span><text:span text:style-name="span_Paragraph_scrSection_columns_scrBook_scrBody"><text:span text:style-name="VerseNumber_Paragraph_scrSection_columns_scrBook_scrBody">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text:span>Oti veikubaeghi</text:span><text:note text:id="ftn13" text:note-class="footnote"><text:note-citation text:label="† ">† </text:note-citation><text:note-body><text:p text:style-name="NoteGeneralParagraph"><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language="none" fo:country="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columns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1-24T16:56:40</meta:creation-date>
    <dc:creator>James</dc:creator>
    <dc:date>2011-11-24T16:56:4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4\1pe"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